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7440" officeooo:paragraph-rsid="001e7440"/>
    </style:style>
    <style:style style:name="P2" style:family="paragraph" style:parent-style-name="Standard">
      <style:text-properties officeooo:rsid="001e7440" officeooo:paragraph-rsid="002372b5"/>
    </style:style>
    <style:style style:name="T1" style:family="text">
      <style:text-properties officeooo:rsid="001f5d2a"/>
    </style:style>
    <style:style style:name="T2" style:family="text">
      <style:text-properties officeooo:rsid="002104f3"/>
    </style:style>
    <style:style style:name="T3" style:family="text">
      <style:text-properties officeooo:rsid="0022c513"/>
    </style:style>
    <style:style style:name="T4" style:family="text">
      <style:text-properties officeooo:rsid="002372b5"/>
    </style:style>
    <style:style style:name="T5" style:family="text">
      <style:text-properties officeooo:rsid="00240072"/>
    </style:style>
    <style:style style:name="T6" style:family="text">
      <style:text-properties officeooo:rsid="002463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Desce a nave esférica ao chão, e dela, sai um alien, e um humano.</text:p>
      <text:p text:style-name="P1"><text:tab/>Ambos haviam ido dar uma volta na galáxia, para mudar os ares enquanto se conheciam melhor.</text:p>
      <text:p text:style-name="P1"><text:tab/>Algo novo para o humano, abismado, olhava o exterior da nave. Porém, o alien já estava acostumado com a paisagem passando na janela, quase não a notava. </text:p>
      <text:p text:style-name="P1"><text:tab/>Surpreendente mesmo havia sido quando pousara pela primeira vez na terra,</text:p>
      <text:p text:style-name="P1">no meio de uma pista nomeada rua, usada por veículos humanos. Era noite, <text:span text:style-name="T1">aqueles que</text:span> dormiam <text:span text:style-name="T1">no momento</text:span>, nada <text:span text:style-name="T1">notaram</text:span>, <text:span text:style-name="T1">e, </text:span>apenas aquele que permaneceu acordado, foi selecionado para recepção. </text:p>
      <text:p text:style-name="P1"><text:tab/>De um instante para o outro, o livro que estava a ler, sumiu, e o que os olhos observavam agora, era <text:span text:style-name="T2">um tipo de piso</text:span> metálico. Havia sido teleportado para outro local, mas seus olhos ainda não podiam mexer-<text:span text:style-name="T3">se</text:span> para olhar a volta, <text:span text:style-name="T4">pois </text:span>todos os músculos estavam paralizados, e<text:span text:style-name="T3">nquanto</text:span> cérebro funcionava forçoco, quase como <text:span text:style-name="T3">se estivesse a </text:span>andar debaixo d'agua.</text:p>
      <text:p text:style-name="P2"><text:tab/>O alien estava comendo pão com água, que eram alimentos compatíveis com suas necessidades e capacidades fisiológicas, enquanto olhava o humano paralizado de teleporte e medo na poltrona de couro que fora materializada especialmente para recebe-lo. Não que não as pudesse mudar caso houvesse interesse, apenas não se fez necessário no momento, <text:s/><text:span text:style-name="T4">sendo</text:span> apenas o que pensou em comer durante o micro-segundo que esteve dentro da casa humana. </text:p>
      <text:p text:style-name="P1"><text:tab/>- Alien nem é a forma certa de me chamar, sou uma pessoa de outro espaço-tempo!</text:p>
      <text:p text:style-name="P1"><text:tab/>De qualquer forma, o alien ficou estupefato por ver tanto esforço humano disperso em monumentos inúteis e sem sentido. A mente humana se distanciou das ferramentas, e parece ter perdido algumas noçoes de usabilidade nos ultimos séculos. Mas ele aprendeu também que deveria ter cuidado com as informações de livros e da internet, a forma humana de passar informações, <text:span text:style-name="T4">ainda </text:span>não é perfeita. Seus dispostivos temporais, o permitem acessar a informação que passa pelo tempo, <text:span text:style-name="T4">e,</text:span> portanto, os fatos dos conhecimentos superiores aos que humanos possuem, e mesmo o acesso a história temporal humana, entrega a este tipo de ser, o poder de analisar a humanidade de forma ainda não alcançada pelos símios. </text:p>
      <text:p text:style-name="P1"><text:tab/>Superar os limites naturais, é um feito que poucas civilizações conseguem,<text:span text:style-name="T4"> conseguiram</text:span>, <text:span text:style-name="T4">e conseguirão.</text:span> <text:span text:style-name="T4">P</text:span>or este motivo, poucas civilizações existem. A natureza existe de níveis infimamente pequenos, a cósmicos, universais, dimensionais, e virtuais. Todos os sentidos precisam ser superados, desta forma, garante-se a sobrevivência plena, e o real sentido que se pode desejar.</text:p>
      <text:p text:style-name="P1"><text:tab/>De todos os sentidos que se pode compreender, conhecendo-os, toma-se um <text:span text:style-name="T5">deles</text:span>, e este, é fruto do real desejo. Mesmo que tonto e desjeitosamente desajeitado, a sequencia de acontecimentos temporais vão criando uma linha, que opera a exponencias caóticas e causais. Nada imcompreendido pelo alien, porém, confuso ao humano. </text:p>
      <text:p text:style-name="P1"><text:tab/>Tudo isso, fora enserido <text:span text:style-name="T6">na mente do humano</text:span> n<text:span text:style-name="T6">esse</text:span> momento, e seu corpo, começou a se mover. Olhou para o alien, e viu a si, como se fosse refletido as avessas, dando nítida imagem, do que realmente é. Com todo o entendimento que possuia, o alien o compreendeu, e refletiu <text:span text:style-name="T6">o humano,</text:span> a partir de um ponto de vista elevado. Ambos acenaram com a cabeça, denotando entendimento mútuo, passa<text:span text:style-name="T6">ndo</text:span> <text:span text:style-name="T6">desta forma,</text:span> a pensar em sintonia.</text:p>
      <text:p text:style-name="P1"><text:tab/>A nave, voando sozinha, voltava para terra em uma velocidade inconstante, indigna a mensurabilidade, pois, noutro instante, já estava no chão, <text:span text:style-name="T6">e </text:span>novamente, <text:span text:style-name="T6">no</text:span> começo do tex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4:05:45.957804098</meta:creation-date>
    <dc:date>2016-10-22T14:21:54.505795246</dc:date>
    <meta:editing-duration>PT14M59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1" meta:paragraph-count="13" meta:word-count="560" meta:character-count="3451" meta:non-whitespace-character-count="2886"/>
  </office:meta>
</office:document-meta>
</file>